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ffff" draw:textarea-horizontal-align="justify" draw:textarea-vertical-align="middle" draw:auto-grow-height="false" fo:min-height="5.05cm" fo:min-width="21.2cm"/>
    </style:style>
    <style:style style:name="gr2" style:family="graphic" style:parent-style-name="standard">
      <style:graphic-properties svg:stroke-color="#000000" draw:fill-color="#00cccc" draw:textarea-horizontal-align="justify" draw:textarea-vertical-align="middle" draw:auto-grow-height="false" fo:min-height="2.85cm" fo:min-width="21.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65cm" fo:min-width="7.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cm" fo:min-width="18.7cm"/>
    </style:style>
    <style:style style:name="gr5" style:family="graphic" style:parent-style-name="standard">
      <style:graphic-properties draw:fill-color="#66ccff" draw:textarea-horizontal-align="justify" draw:textarea-vertical-align="middle" draw:auto-grow-height="false" fo:min-height="0.75cm" fo:min-width="1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4cm" fo:min-width="4.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5cm" fo:min-width="16.4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74cm" fo:min-width="5.6cm"/>
    </style:style>
    <style:style style:name="gr9" style:family="graphic" style:parent-style-name="standard">
      <style:graphic-properties svg:stroke-color="#0066cc" draw:textarea-horizontal-align="justify" draw:textarea-vertical-align="middle" draw:auto-grow-height="false" fo:min-height="9.55cm" fo:min-width="0.1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95cm" fo:min-width="8.3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4cm" fo:min-width="4.4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35cm" fo:min-width="15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14" style:family="graphic" style:parent-style-name="standard">
      <style:graphic-properties draw:textarea-horizontal-align="justify" draw:textarea-vertical-align="middle" draw:auto-grow-height="false" fo:min-height="1.41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413cm" fo:min-width="0.1cm"/>
    </style:style>
    <style:style style:name="gr18" style:family="graphic" style:parent-style-name="standard">
      <style:graphic-properties draw:fill-color="#66ccff" draw:textarea-horizontal-align="justify" draw:textarea-vertical-align="middle" draw:auto-grow-height="false" fo:min-height="7.188cm" fo:min-width="0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21" style:family="graphic" style:parent-style-name="standard">
      <style:graphic-properties svg:stroke-color="#000000" draw:fill-color="#00ffff" draw:textarea-horizontal-align="justify" draw:textarea-vertical-align="middle" draw:auto-grow-height="false" fo:min-height="4.65cm" fo:min-width="21.2cm"/>
    </style:style>
    <style:style style:name="gr22" style:family="graphic" style:parent-style-name="standard">
      <style:graphic-properties svg:stroke-color="#000000" draw:fill-color="#00cccc" draw:textarea-horizontal-align="justify" draw:textarea-vertical-align="middle" draw:auto-grow-height="false" fo:min-height="2.35cm" fo:min-width="21.2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64cm" fo:min-width="7.5cm"/>
    </style:style>
    <style:style style:name="gr24" style:family="graphic" style:parent-style-name="standard">
      <style:graphic-properties draw:textarea-horizontal-align="justify" draw:textarea-vertical-align="middle" draw:auto-grow-height="false" fo:min-height="2.02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13cm"/>
    </style:style>
    <style:style style:name="P1" style:family="paragraph">
      <style:paragraph-properties fo:text-align="center"/>
    </style:style>
    <style:style style:name="P2" style:family="paragraph">
      <loext:graphic-properties draw:fill-color="#00ffff"/>
      <style:paragraph-properties fo:text-align="center"/>
    </style:style>
    <style:style style:name="P3" style:family="paragraph">
      <loext:graphic-properties draw:fill-color="#00cccc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-color="#66ccff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1.7cm" svg:height="5.3cm" svg:x="1.2cm" svg:y="10.7cm">
          <text:p text:style-name="P1"><text:s text:c="1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7cm" svg:height="3.1cm" svg:x="1.2cm" svg:y="16.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0.9cm" svg:x="14.4cm" svg:y="11.8cm">
          <text:p text:style-name="P1"><text:span text:style-name="T1">in-fiel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.2cm" svg:height="0.9cm" svg:x="2.7cm" svg:y="14.3cm">
          <text:p text:style-name="P1"><text:span text:style-name="T1">intermediate <text:s/>fiel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5cm" svg:height="1cm" svg:x="9.1cm" svg:y="2.4cm">
          <text:p text:style-name="P1">parent 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5cm" svg:height="0.89cm" svg:x="4.4cm" svg:y="18.01cm">
            <text:p text:style-name="P1"><text:span text:style-name="T1">initial field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5cm" svg:height="0.89cm" svg:x="9.8cm" svg:y="18.01cm">
            <text:p text:style-name="P1"><text:span text:style-name="T1">boundary fie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5cm" svg:height="0.89cm" svg:x="15.2cm" svg:y="18.01cm">
            <text:p text:style-name="P1"><text:span text:style-name="T1">input fie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6.9cm" svg:height="2.5cm" svg:x="3.8cm" svg:y="16.8cm">
            <text:p text:style-name="P1"><text:span text:style-name="T1">target field</text:span></text:p>
            <text:p text:style-name="P1"><text:span text:style-name="T1"/></text:p>
            <text:p text:style-name="P1"><text:span text:style-name="T1"/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8" draw:text-style-name="P6" draw:layer="layout" svg:width="6.1cm" svg:height="0.99cm" svg:x="1.2cm" svg:y="2.4cm">
          <text:p text:style-name="P1">external data 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11.2cm" svg:x="3.198cm" svg:y="3.397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6" draw:text-style-name="P4" draw:layer="layout" svg:width="5cm" svg:height="0.89cm" svg:x="9.3cm" svg:y="7.7cm">
            <text:p text:style-name="P1"><text:span text:style-name="T1">mandatory fie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8.8cm" svg:height="2.2cm" svg:x="7.4cm" svg:y="6.6cm">
            <text:p text:style-name="P1"><text:span text:style-name="T1">INT2COSMO inherent field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4" draw:layer="layout" svg:width="4.99cm" svg:height="0.89cm" svg:x="16.4cm" svg:y="6.6cm">
          <text:p text:style-name="P1"><text:span text:style-name="T1">additional 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5.6cm" svg:height="3.6cm" svg:x="6.9cm" svg:y="5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4.583cm" svg:height="0.962cm" svg:x="12.5cm" svg:y="5.7cm">
          <draw:text-box>
            <text:p><text:span text:style-name="T1">exchange field</text:span></text:p>
          </draw:text-box>
        </draw:frame>
        <draw:custom-shape draw:style-name="gr14" draw:text-style-name="P1" draw:layer="layout" svg:width="1cm" svg:height="1.9cm" svg:x="11.723cm" svg:y="15.1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8" draw:layer="layout" svg:width="3.237cm" svg:height="0.806cm" draw:transform="rotate (1.5707963267949) translate (3.395cm 10.221cm)">
          <draw:text-box>
            <text:p><text:span text:style-name="T2">read fom file</text:span></text:p>
          </draw:text-box>
        </draw:frame>
        <draw:frame draw:style-name="gr16" draw:text-style-name="P8" draw:layer="layout" svg:width="1.935cm" svg:height="0.806cm" draw:transform="rotate (1.5707963267949) translate (11.82cm 16.835cm)">
          <draw:text-box>
            <text:p><text:span text:style-name="T2">copy</text:span></text:p>
          </draw:text-box>
        </draw:frame>
        <draw:custom-shape draw:style-name="gr17" draw:text-style-name="P1" draw:layer="layout" svg:width="1.2cm" svg:height="1.9cm" svg:x="17.2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8" draw:layer="layout" svg:width="1.935cm" svg:height="0.806cm" draw:transform="rotate (1.5707963267949) translate (17.394cm 14.6cm)">
          <draw:text-box>
            <text:p><text:span text:style-name="T2">remap</text:span></text:p>
          </draw:text-box>
        </draw:frame>
        <draw:custom-shape draw:style-name="gr18" draw:text-style-name="P5" draw:layer="layout" svg:width="1.2cm" svg:height="8.5cm" svg:x="21.4cm" svg:y="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8" draw:layer="layout" svg:width="4.815cm" svg:height="0.806cm" draw:transform="rotate (1.5707963267949) translate (21.595cm 9.6cm)">
          <draw:text-box>
            <text:p><text:span text:style-name="T2">exchange via MMD</text:span></text:p>
          </draw:text-box>
        </draw:frame>
        <draw:frame draw:style-name="gr19" draw:text-style-name="P9" draw:layer="layout" svg:width="4.274cm" svg:height="0.962cm" draw:transform="rotate (1.5707963267949) translate (1.238cm 15.4cm)">
          <draw:text-box>
            <text:p>INT2COSMO</text:p>
          </draw:text-box>
        </draw:frame>
        <draw:frame draw:style-name="gr20" draw:text-style-name="P9" draw:layer="layout" svg:width="2.894cm" svg:height="0.962cm" draw:transform="rotate (1.5707963267949) translate (1.238cm 19.4cm)">
          <draw:text-box>
            <text:p>COSMO</text:p>
          </draw:text-box>
        </draw:frame>
        <draw:custom-shape draw:style-name="gr21" draw:text-style-name="P2" draw:layer="layout" svg:width="21.7cm" svg:height="4.9cm" svg:x="24.6cm" svg:y="10.8cm">
          <text:p text:style-name="P1"><text:s text:c="1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21.7cm" svg:height="2.6cm" svg:x="24.6cm" svg:y="1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0.9cm" svg:x="37.8cm" svg:y="11.9cm">
          <text:p text:style-name="P1"><text:span text:style-name="T1">out-fiel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.2cm" svg:height="0.9cm" svg:x="26.1cm" svg:y="14.4cm">
          <text:p text:style-name="P1"><text:span text:style-name="T1">intermediate <text:s/>fiel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5cm" svg:height="1cm" svg:x="32.5cm" svg:y="2.5cm">
          <text:p text:style-name="P1">parent 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8cm" svg:height="0.89cm" svg:x="31.6cm" svg:y="17.8cm">
          <text:p text:style-name="P1"><text:span text:style-name="T1">coupled fiel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4" draw:layer="layout" svg:width="15.6cm" svg:height="3.6cm" svg:x="30.3cm" svg:y="5.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4.583cm" svg:height="0.962cm" svg:x="35.9cm" svg:y="5.8cm">
          <draw:text-box>
            <text:p><text:span text:style-name="T1">exchange field</text:span></text:p>
          </draw:text-box>
        </draw:frame>
        <draw:custom-shape draw:style-name="gr24" draw:text-style-name="P1" draw:layer="layout" svg:width="0.8cm" svg:height="2.598cm" draw:transform="rotate (-3.14159265358979) translate (35.926cm 17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8" draw:layer="layout" svg:width="4.7cm" svg:height="0.806cm" svg:x="35.7cm" svg:y="15.794cm">
          <draw:text-box>
            <text:p><text:span text:style-name="T2">remap horizontally</text:span></text:p>
          </draw:text-box>
        </draw:frame>
        <draw:custom-shape draw:style-name="gr18" draw:text-style-name="P5" draw:layer="layout" svg:width="1.2cm" svg:height="8.5cm" draw:transform="rotate (-3.14159265358979) translate (44.798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8" draw:layer="layout" svg:width="4.815cm" svg:height="0.806cm" draw:transform="rotate (1.5707963267949) translate (43.795cm 9.7cm)">
          <draw:text-box>
            <text:p><text:span text:style-name="T2">exchange via MMD</text:span></text:p>
          </draw:text-box>
        </draw:frame>
        <draw:frame draw:style-name="gr19" draw:text-style-name="P9" draw:layer="layout" svg:width="4.274cm" svg:height="0.962cm" draw:transform="rotate (1.5707963267949) translate (24.638cm 15.1cm)">
          <draw:text-box>
            <text:p>MMD2WAY</text:p>
          </draw:text-box>
        </draw:frame>
        <draw:frame draw:style-name="gr20" draw:text-style-name="P9" draw:layer="layout" svg:width="2.894cm" svg:height="0.962cm" draw:transform="rotate (1.5707963267949) translate (24.638cm 19.4cm)">
          <draw:text-box>
            <text:p>COSMO</text:p>
          </draw:text-box>
        </draw:frame>
        <draw:custom-shape draw:style-name="gr24" draw:text-style-name="P1" draw:layer="layout" svg:width="0.8cm" svg:height="2.598cm" draw:transform="rotate (-3.14159265358979) translate (40.925cm 1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8" draw:layer="layout" svg:width="4.7cm" svg:height="0.806cm" svg:x="40.599cm" svg:y="13.194cm">
          <draw:text-box>
            <text:p><text:span text:style-name="T2">remap vertically</text:span></text:p>
          </draw:text-box>
        </draw:frame>
        <draw:frame draw:style-name="gr25" draw:text-style-name="P10" draw:layer="layout" svg:width="8.71cm" svg:height="1.038cm" svg:x="8cm" svg:y="1.038cm">
          <draw:text-box>
            <text:p><text:span text:style-name="T3">Child-to-parent coupling</text:span></text:p>
          </draw:text-box>
        </draw:frame>
        <draw:frame draw:style-name="gr26" draw:text-style-name="P10" draw:layer="layout" svg:width="8.63cm" svg:height="1.038cm" svg:x="31.6cm" svg:y="1.038cm">
          <draw:text-box>
            <text:p><text:span text:style-name="T3">Parent-to-child coup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7.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10:32:15.765130718</meta:creation-date>
    <dc:date>2017-01-19T16:02:10.772675279</dc:date>
    <meta:editing-duration>PT46M24S</meta:editing-duration>
    <meta:editing-cycles>10</meta:editing-cycles>
    <meta:generator>LibreOffice/5.1.3.2$Linux_X86_64 LibreOffice_project/10m0$Build-2</meta:generator>
    <meta:document-statistic meta:object-count="45"/>
  </office:meta>
</office:document-meta>
</file>